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30000058A843326D3.png"/>
  <manifest:file-entry manifest:media-type="image/png" manifest:full-path="Pictures/1000020100000445000005899402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middle" style:vertical-rel="page-content" style:horizontal-pos="center" style:horizontal-rel="paragraph" fo:padding="0cm" fo:border="none" style:shadow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width="13cm" draw:z-index="0"><draw:text-box fo:min-height="0.499cm"><text:p text:style-name="P5"><text:span text:style-name="UBu_5f_gr"><text:span text:style-name="T2">D. </text:span></text:span><text:span text:style-name="UBu_5f_gr"><text:span text:style-name="T2"><text:user-defined style:data-style-name="N0" text:name="Tutor">&lt;nombre_tutor&gt;</text:user-defined></text:span></text:span><text:span text:style-name="UBu_5f_gr"><text:span text:style-name="T2">, profesor del departamento de Ingeniería &lt;...&gt;, área de &lt;...&gt;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C P.A.</text:initial-creator></text:span></text:span><text:span text:style-name="UBu_5f_gr"><text:span text:style-name="T2">, con DNI 46878665L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&lt;título del TFG (plantilla)&gt;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l que suscribe, en virtud de lo cual, S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7 de </text:span></text:span><text:span text:style-name="UBu_5f_gr"><text:span text:style-name="T2"><text:user-defined style:data-style-name="N0" text:name="FechaEntrega">&lt;junio de 2016&gt;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&lt;nombre_tutor&gt;</text:user-defined></text:span>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2"><draw:image xlink:href="Pictures/10000201000003530000058A843326D3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9402142F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P.A.</meta:initial-creator>
    <meta:creation-date>2015-05-30T11:29:35</meta:creation-date>
    <meta:generator>OpenOffice/4.1.15$Win32 OpenOffice.org_project/4115m2$Build-9813</meta:generator>
    <dc:date>2024-06-19T20:54:15.74</dc:date>
    <dc:creator>José Luis Pérez Gómez</dc:creator>
    <meta:editing-duration>PT24M49S</meta:editing-duration>
    <meta:editing-cycles>12</meta:editing-cycles>
    <dc:title>&lt;título del TFG (plantilla)&gt;</dc:title>
    <dc:subject>Trabajo final del GºIng.Informática</dc:subject>
    <meta:document-statistic meta:table-count="1" meta:image-count="2" meta:object-count="0" meta:page-count="2" meta:paragraph-count="11" meta:word-count="79" meta:character-count="496"/>
    <meta:user-defined meta:name="FechaEntrega">&lt;junio de 2016&gt;</meta:user-defined>
    <meta:user-defined meta:name="Tutor">&lt;nombre_tutor&gt;</meta:user-defined>
  </office:meta>
</office:document-meta>
</file>